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language="en" fo:country="GB"/>
    </style:style>
    <style:style style:name="P3" style:parent-style-name="Normal" style:family="paragraph">
      <style:text-properties style:font-name="Arial" style:font-name-asian="Arial" fo:color="#000000" fo:font-size="12pt" style:font-size-asian="12pt" style:font-size-complex="12pt"/>
    </style:style>
    <style:style style:name="P4" style:parent-style-name="Normal" style:family="paragraph">
      <style:text-properties style:font-name="Arial" style:font-name-asian="Arial" fo:color="#0B0C0C" fo:font-size="12pt" style:font-size-asian="12pt" style:font-size-complex="12pt" fo:language="en" fo:country="GB"/>
    </style:style>
    <style:style style:name="T5" style:parent-style-name="DefaultParagraphFont" style:family="text">
      <style:text-properties style:font-name="Arial" fo:font-size="12pt" style:font-size-asian="12pt" style:font-size-complex="12pt" fo:language="en" fo:country="GB"/>
    </style:style>
    <style:style style:name="T6" style:parent-style-name="DefaultParagraphFont" style:family="text">
      <style:text-properties style:font-name="Arial" fo:font-size="12pt" style:font-size-asian="12pt" style:font-size-complex="12pt" fo:language="en" fo:country="GB"/>
    </style:style>
    <style:style style:name="T7" style:parent-style-name="DefaultParagraphFont" style:family="text">
      <style:text-properties style:font-name="Arial" fo:font-size="12pt" style:font-size-asian="12pt" style:font-size-complex="12pt" fo:language="en" fo:country="GB"/>
    </style:style>
    <style:style style:name="T8" style:parent-style-name="DefaultParagraphFont" style:family="text">
      <style:text-properties style:font-name="Arial" fo:font-size="12pt" style:font-size-asian="12pt" style:font-size-complex="12pt" fo:language="en" fo:country="GB"/>
    </style:style>
    <style:style style:name="T9" style:parent-style-name="DefaultParagraphFont" style:family="text">
      <style:text-properties style:font-name="Arial" style:font-name-asian="Arial" fo:color="#0B0C0C" fo:language="en" fo:country="GB"/>
    </style:style>
    <style:style style:name="P10" style:parent-style-name="Normal" style:family="paragraph">
      <style:text-properties style:font-name="Arial" style:font-name-asian="Arial" fo:color="#0B0C0C" fo:font-size="12pt" style:font-size-asian="12pt" style:font-size-complex="12pt" fo:language="en" fo:country="GB"/>
    </style:style>
    <style:style style:name="T11" style:parent-style-name="DefaultParagraphFont" style:family="text">
      <style:text-properties style:font-name="Arial" style:font-name-asian="Arial" fo:color="#000000" fo:font-size="12pt" style:font-size-asian="12pt" style:font-size-complex="12pt" fo:language="en" fo:country="GB"/>
    </style:style>
    <style:style style:name="T12" style:parent-style-name="DefaultParagraphFont" style:family="text">
      <style:text-properties style:font-name="Arial" style:font-name-asian="Arial" fo:font-size="12pt" style:font-size-asian="12pt" style:font-size-complex="12pt" fo:language="en" fo:country="GB"/>
    </style:style>
    <style:style style:name="T13" style:parent-style-name="DefaultParagraphFont" style:family="text">
      <style:text-properties style:font-name="Arial" style:font-name-asian="Arial" fo:color="#000000" fo:font-size="12pt" style:font-size-asian="12pt" style:font-size-complex="12pt" fo:language="en" fo:country="GB"/>
    </style:style>
    <style:style style:name="P14" style:parent-style-name="NoSpacing" style:family="paragraph">
      <style:text-properties style:font-name="Arial"/>
    </style:style>
    <style:style style:name="T15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T16" style:parent-style-name="DefaultParagraphFont" style:family="text">
      <style:text-properties style:font-name="Arial" fo:color="#7F7F7F" fo:language="en" fo:country="GB"/>
    </style:style>
    <style:style style:name="P17" style:parent-style-name="NoSpacing" style:family="paragraph">
      <style:text-properties style:font-name="Arial"/>
    </style:style>
    <style:style style:name="T18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P19" style:parent-style-name="NoSpacing" style:family="paragraph">
      <style:text-properties style:font-name="Arial" fo:font-size="12pt" style:font-size-asian="12pt" style:font-size-complex="12pt"/>
    </style:style>
    <style:style style:name="T20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T21" style:parent-style-name="DefaultParagraphFont" style:family="text">
      <style:text-properties style:font-name="Arial" fo:color="#808080" fo:font-size="12pt" style:font-size-asian="12pt" style:font-size-complex="12pt" fo:language="en" fo:country="GB"/>
    </style:style>
    <style:style style:name="P22" style:parent-style-name="NoSpacing" style:family="paragraph">
      <style:text-properties style:font-name="Arial" fo:font-size="12pt" style:font-size-asian="12pt" style:font-size-complex="12pt"/>
    </style:style>
    <style:style style:name="P23" style:parent-style-name="NoSpacing" style:family="paragraph">
      <style:text-properties style:font-name="Arial"/>
    </style:style>
    <style:style style:name="T24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P25" style:parent-style-name="NoSpacing" style:family="paragraph">
      <style:text-properties style:font-name="Arial" fo:font-size="7.5pt" style:font-size-asian="7.5pt" style:font-size-complex="7.5pt"/>
    </style:style>
    <style:style style:name="T26" style:parent-style-name="DefaultParagraphFont" style:family="text">
      <style:text-properties style:font-name="Arial" fo:font-size="12pt" style:font-size-asian="12pt" style:font-size-complex="12pt" fo:language="en" fo:country="GB"/>
    </style:style>
    <style:style style:name="P27" style:parent-style-name="NoSpacing" style:family="paragraph">
      <style:text-properties style:font-name="Arial" fo:font-size="12pt" style:font-size-asian="12pt" style:font-size-complex="12pt"/>
    </style:style>
    <style:style style:name="T28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P29" style:parent-style-name="NoSpacing" style:family="paragraph">
      <style:text-properties style:font-name="Arial" fo:font-size="12pt" style:font-size-asian="12pt" style:font-size-complex="12pt"/>
    </style:style>
    <style:style style:name="T30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P31" style:parent-style-name="NoSpacing" style:family="paragraph">
      <style:text-properties style:font-name="Arial" fo:font-size="12pt" style:font-size-asian="12pt" style:font-size-complex="12pt"/>
    </style:style>
    <style:style style:name="T32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P33" style:parent-style-name="NoSpacing" style:family="paragraph">
      <style:text-properties style:font-name="Arial" fo:font-size="12pt" style:font-size-asian="12pt" style:font-size-complex="12pt"/>
    </style:style>
    <style:style style:name="T34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P35" style:parent-style-name="NoSpacing" style:family="paragraph">
      <style:text-properties style:font-name="Arial" fo:font-size="12pt" style:font-size-asian="12pt" style:font-size-complex="12pt"/>
    </style:style>
    <style:style style:name="T36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P37" style:parent-style-name="NoSpacing" style:family="paragraph">
      <style:text-properties style:font-name="Arial" fo:font-size="12pt" style:font-size-asian="12pt" style:font-size-complex="12pt"/>
    </style:style>
    <style:style style:name="T38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T39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T40" style:parent-style-name="DefaultParagraphFont" style:family="text">
      <style:text-properties style:font-name="Arial" fo:font-size="12pt" style:font-size-asian="12pt" style:font-size-complex="12pt"/>
    </style:style>
    <style:style style:name="T41" style:parent-style-name="DefaultParagraphFont" style:family="text">
      <style:text-properties style:font-name="Arial" fo:color="#808080" fo:font-size="12pt" style:font-size-asian="12pt" style:font-size-complex="12pt" fo:language="en" fo:country="GB"/>
    </style:style>
    <style:style style:name="P42" style:parent-style-name="NoSpacing" style:family="paragraph">
      <style:text-properties style:font-name="Arial" fo:font-size="12pt" style:font-size-asian="12pt" style:font-size-complex="12pt"/>
    </style:style>
    <style:style style:name="T43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T44" style:parent-style-name="DefaultParagraphFont" style:family="text">
      <style:text-properties style:font-name="Arial" fo:font-size="12pt" style:font-size-asian="12pt" style:font-size-complex="12pt"/>
    </style:style>
    <style:style style:name="P45" style:parent-style-name="NoSpacing" style:family="paragraph">
      <style:text-properties style:font-name="Arial" fo:font-size="12pt" style:font-size-asian="12pt" style:font-size-complex="12pt"/>
    </style:style>
    <style:style style:name="P46" style:parent-style-name="NoSpacing" style:family="paragraph">
      <style:text-properties style:font-name="Arial" fo:font-size="12pt" style:font-size-asian="12pt" style:font-size-complex="12p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Request an agent assurance code</text:span></text:p>
      <text:p text:style-name="P3"/>
      <text:p text:style-name="P4">Use this document to request an agent assurance code. You need a code if you’re a UK-regulated agent that is completing<text:s/>verification checks for overseas entities registering with Companies House.<text:s/></text:p>
      <text:p text:style-name="Normal"><text:span text:style-name="T5">The code<text:s/></text:span><text:span text:style-name="T6">is the equivalent of a signature. It confirms that the agent has carried out<text:s/></text:span><text:span text:style-name="T7">verification check</text:span><text:span text:style-name="T8">s on an overseas entity.</text:span><text:span text:style-name="T9"><text:s/></text:span></text:p>
      <text:p text:style-name="P10">You only need to request a code once. This code will need to be provided whenever the agent completes<text:s/>verification checks for overseas entities<text:s/>that are being registered.</text:p>
      <text:p text:style-name="Normal"><text:span text:style-name="T11">After you’ve completed this document, email it to<text:s/></text:span><text:span text:style-name="T12">enquiries@companieshouse.gov.uk</text:span><text:span text:style-name="T13"><text:s/>and put ‘Request an agent assurance code’ in the subject line.</text:span></text:p>
      <text:p text:style-name="P14"/>
      <text:p text:style-name="NoSpacing"><text:span text:style-name="T15">Name</text:span></text:p>
      <text:p text:style-name="NoSpacing"><text:span text:style-name="T16">Enter the company name, or the name of the person if they are self-employed.</text:span></text:p>
      <text:p text:style-name="NoSpacing"><draw:frame draw:z-index="251659264" draw:id="id0" draw:style-name="a0" draw:name="Text Box 13" text:anchor-type="paragraph" svg:x="0in" svg:y="0.01757in" svg:width="3.98889in" svg:height="0.3375in" style:rel-width="scale" style:rel-height="scale"><draw:text-box><text:p text:style-name="Normal"/></draw:text-box><svg:title/><svg:desc/></draw:frame></text:p>
      <text:p text:style-name="P17"/>
      <text:p text:style-name="NoSpacing"><text:span text:style-name="T18">Contact name</text:span></text:p>
      <text:p text:style-name="NoSpacing"><draw:frame draw:z-index="251661312" draw:id="id1" draw:style-name="a1" draw:name="Text Box 13" text:anchor-type="paragraph" svg:x="0in" svg:y="-0.00069in" svg:width="3.98889in" svg:height="0.3375in" style:rel-width="scale" style:rel-height="scale"><draw:text-box><text:p text:style-name="Normal"/></draw:text-box><svg:title/><svg:desc/></draw:frame></text:p>
      <text:p text:style-name="P19"/>
      <text:p text:style-name="NoSpacing"><text:span text:style-name="T20">Email address</text:span><text:line-break/><text:span text:style-name="T21">We'll send the code to this email address.</text:span></text:p>
      <text:p text:style-name="NoSpacing"><draw:frame draw:z-index="251663360" draw:id="id2" draw:style-name="a2" draw:name="Text Box 13" text:anchor-type="paragraph" svg:x="0in" svg:y="0in" svg:width="3.98889in" svg:height="0.3375in" style:rel-width="scale" style:rel-height="scale"><draw:text-box><text:p text:style-name="Normal"/></draw:text-box><svg:title/><svg:desc/></draw:frame></text:p>
      <text:p text:style-name="P22"/>
      <text:p text:style-name="P23"/>
      <text:p text:style-name="NoSpacing"><text:span text:style-name="T24">Correspondence address</text:span></text:p>
      <text:p text:style-name="P25"/>
      <text:p text:style-name="NoSpacing"><text:span text:style-name="T26">Property name or number</text:span></text:p>
      <text:p text:style-name="NoSpacing"><draw:frame draw:z-index="251665408" draw:id="id3" draw:style-name="a3" draw:name="Text Box 13" text:anchor-type="paragraph" svg:x="0in" svg:y="0in" svg:width="3.98889in" svg:height="0.3375in" style:rel-width="scale" style:rel-height="scale"><draw:text-box><text:p text:style-name="Normal"/></draw:text-box><svg:title/><svg:desc/></draw:frame></text:p>
      <text:p text:style-name="P27"/>
      <text:p text:style-name="NoSpacing"><text:span text:style-name="T28">Address line 1</text:span></text:p>
      <text:p text:style-name="NoSpacing"><draw:frame draw:z-index="251667456" draw:id="id4" draw:style-name="a4" draw:name="Text Box 13" text:anchor-type="paragraph" svg:x="0in" svg:y="-0.00069in" svg:width="3.98889in" svg:height="0.3375in" style:rel-width="scale" style:rel-height="scale"><draw:text-box><text:p text:style-name="Normal"/></draw:text-box><svg:title/><svg:desc/></draw:frame></text:p>
      <text:p text:style-name="P29"/>
      <text:p text:style-name="NoSpacing"><text:span text:style-name="T30">Address line 2 (optional)</text:span></text:p>
      <text:p text:style-name="NoSpacing"><draw:frame draw:z-index="251669504" draw:id="id5" draw:style-name="a5" draw:name="Text Box 13" text:anchor-type="paragraph" svg:x="0in" svg:y="0in" svg:width="3.98889in" svg:height="0.3375in" style:rel-width="scale" style:rel-height="scale"><draw:text-box><text:p text:style-name="Normal"/></draw:text-box><svg:title/><svg:desc/></draw:frame></text:p>
      <text:p text:style-name="P31"/>
      <text:p text:style-name="NoSpacing"><text:span text:style-name="T32">City or town</text:span></text:p>
      <text:p text:style-name="NoSpacing"><draw:frame draw:z-index="251671552" draw:id="id6" draw:style-name="a6" draw:name="Text Box 13" text:anchor-type="paragraph" svg:x="0in" svg:y="-0.00069in" svg:width="3.98889in" svg:height="0.3375in" style:rel-width="scale" style:rel-height="scale"><draw:text-box><text:p text:style-name="Normal"/></draw:text-box><svg:title/><svg:desc/></draw:frame></text:p>
      <text:p text:style-name="P33"/>
      <text:p text:style-name="NoSpacing"><text:span text:style-name="T34">County (optional)</text:span></text:p>
      <text:p text:style-name="NoSpacing"><draw:frame draw:z-index="251673600" draw:id="id7" draw:style-name="a7" draw:name="Text Box 13" text:anchor-type="paragraph" svg:x="0in" svg:y="0in" svg:width="3.98889in" svg:height="0.3375in" style:rel-width="scale" style:rel-height="scale"><draw:text-box><text:p text:style-name="Normal"/></draw:text-box><svg:title/><svg:desc/></draw:frame></text:p>
      <text:p text:style-name="P35"/>
      <text:p text:style-name="NoSpacing"><text:span text:style-name="T36">Country</text:span></text:p>
      <text:p text:style-name="NoSpacing"><draw:frame draw:z-index="251675648" draw:id="id8" draw:style-name="a8" draw:name="Text Box 13" text:anchor-type="paragraph" svg:x="0in" svg:y="-0.00069in" svg:width="3.98889in" svg:height="0.3375in" style:rel-width="scale" style:rel-height="scale"><draw:text-box><text:p text:style-name="Normal"/></draw:text-box><svg:title/><svg:desc/></draw:frame></text:p>
      <text:p text:style-name="P37"/>
      <text:p text:style-name="NoSpacing"><text:span text:style-name="T38">Postcode</text:span></text:p>
      <text:p text:style-name="NoSpacing"><draw:frame draw:z-index="251677696" draw:id="id9" draw:style-name="a9" draw:name="Text Box 13" text:anchor-type="paragraph" svg:x="0in" svg:y="-0.00069in" svg:width="3.98889in" svg:height="0.3375in" style:rel-width="scale" style:rel-height="scale"><draw:text-box><text:p text:style-name="Normal"/></draw:text-box><svg:title/><svg:desc/></draw:frame></text:p>
      <text:p text:style-name="NoSpacing"/>
      <text:p text:style-name="NoSpacing"><text:span text:style-name="T39">Supervisory body</text:span><text:span text:style-name="T40"><text:line-break/></text:span><text:span text:style-name="T41">For example, the Solicitors Regulation Authority.</text:span></text:p>
      <text:p text:style-name="NoSpacing"><draw:frame draw:z-index="251679744" draw:id="id10" draw:style-name="a10" draw:name="Text Box 13" text:anchor-type="paragraph" svg:x="0in" svg:y="0in" svg:width="3.98889in" svg:height="0.3375in" style:rel-width="scale" style:rel-height="scale"><draw:text-box><text:p text:style-name="Normal"/></draw:text-box><svg:title/><svg:desc/></draw:frame></text:p>
      <text:p text:style-name="P42"/>
      <text:p text:style-name="NoSpacing"><draw:frame draw:z-index="251681792" draw:id="id11" draw:style-name="a11" draw:name="Text Box 13" text:anchor-type="paragraph" svg:x="0in" svg:y="0.18465in" svg:width="2.59375in" svg:height="0.3375in" style:rel-width="scale" style:rel-height="scale"><draw:text-box><text:p text:style-name="Normal"/></draw:text-box><svg:title/><svg:desc/></draw:frame><text:span text:style-name="T43">Anti-Money Laundering (AML) registration number (if applicable)</text:span></text:p>
      <text:p text:style-name="NoSpacing"><text:span text:style-name="T44"><draw:frame draw:style-name="a12" draw:name="Picture 10" text:anchor-type="as-char" svg:x="0in" svg:y="0in" svg:width="1.84375in" svg:height="0.30208in" style:rel-width="scale" style:rel-height="scale"><draw:image xlink:href="media/image1.png" xlink:type="simple" xlink:show="embed" xlink:actuate="onLoad"/><svg:title/><svg:desc>Text Box</svg:desc></draw:frame></text:span></text:p>
      <text:p text:style-name="P45"/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Char" style:display-name="Title Char" style:family="text" style:parent-style-name="DefaultParagraphFont">
      <style:text-properties style:font-name="Calibri Light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eena Patel</meta:initial-creator>
    <dc:creator>James Francis</dc:creator>
    <meta:creation-date>2022-06-28T14:17:00Z</meta:creation-date>
    <dc:date>2022-07-12T12:16:00Z</dc:date>
    <meta:template xlink:href="Normal.dotm" xlink:type="simple"/>
    <meta:editing-cycles>4</meta:editing-cycles>
    <meta:editing-duration>PT180S</meta:editing-duration>
    <meta:document-statistic meta:page-count="2" meta:paragraph-count="2" meta:word-count="169" meta:character-count="1134" meta:row-count="8" meta:non-whitespace-character-count="967"/>
  </office:meta>
</office:document-meta>
</file>